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cm" fo:padding-bottom="0cm" fo:padding-left="0.25cm" fo:padding-right="0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04cm" fo:min-width="4.404cm" fo:padding-top="0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solid" svg:stroke-width="0.035cm" svg:stroke-color="#000000" draw:marker-end="msArrowEnd_20_3" draw:marker-end-width="0.1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04cm" fo:min-width="2.952cm" fo:padding-top="0cm" fo:padding-bottom="0cm" fo:padding-left="0cm" fo:padding-right="0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0.476cm" fo:min-width="4.41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6cm" fo:min-width="0.08cm" fo:padding-top="0cm" fo:padding-bottom="0cm" fo:padding-left="0.25cm" fo:padding-right="0cm" fo:wrap-option="wrap" draw:shadow-color="#808080"/>
    </style:style>
    <style:style style:name="gr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16cm" fo:min-width="0.064cm" fo:padding-top="0cm" fo:padding-bottom="0cm" fo:padding-left="0.25cm" fo:padding-right="0cm" fo:wrap-option="wrap" draw:shadow-color="#808080"/>
    </style:style>
    <style:style style:name="gr1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21cm" fo:min-width="0.064cm" fo:padding-top="0cm" fo:padding-bottom="0cm" fo:padding-left="0.25cm" fo:padding-right="0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42cm" fo:min-width="1.423cm" fo:padding-top="0cm" fo:padding-bottom="0cm" fo:padding-left="0.133cm" fo:padding-right="0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43cm" fo:min-width="1.641cm" fo:padding-top="0cm" fo:padding-bottom="0cm" fo:padding-left="0.133cm" fo:padding-right="0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47cm" fo:min-width="2.728cm" fo:padding-top="0cm" fo:padding-bottom="0cm" fo:padding-left="0.133cm" fo:padding-right="0cm" fo:wrap-option="wrap" draw:shadow-color="#808080"/>
    </style:style>
    <style:style style:name="gr1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64cm" fo:min-width="0cm" fo:padding-top="0cm" fo:padding-bottom="0cm" fo:padding-left="0.25cm" fo:padding-right="0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43cm" fo:min-width="1.43cm" fo:padding-top="0cm" fo:padding-bottom="0cm" fo:padding-left="0.133cm" fo:padding-right="0cm" fo:wrap-option="wrap" draw:shadow-color="#808080"/>
    </style:style>
    <style:style style:name="gr1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6cm" fo:min-width="0.733cm" fo:padding-top="0cm" fo:padding-bottom="0cm" fo:padding-left="0.25cm" fo:padding-right="0cm" fo:wrap-option="wrap" draw:shadow-color="#808080"/>
    </style:style>
    <style:style style:name="gr1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6cm" fo:min-width="0.733cm" fo:padding-top="0cm" fo:padding-bottom="0cm" fo:padding-left="0.25cm" fo:padding-right="0cm" fo:wrap-option="wrap" draw:shadow-color="#808080"/>
    </style:style>
    <style:style style:name="gr1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6cm" fo:min-width="0.733cm" fo:padding-top="0cm" fo:padding-bottom="0cm" fo:padding-left="0.25cm" fo:padding-right="0cm" fo:wrap-option="wrap" draw:shadow-color="#808080"/>
    </style:style>
    <style:style style:name="gr1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6cm" fo:min-width="0.734cm" fo:padding-top="0cm" fo:padding-bottom="0cm" fo:padding-left="0.25cm" fo:padding-right="0cm" fo:wrap-option="wrap" draw:shadow-color="#808080"/>
    </style:style>
    <style:style style:name="gr2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6cm" fo:min-width="0.733cm" fo:padding-top="0cm" fo:padding-bottom="0cm" fo:padding-left="0.25cm" fo:padding-right="0cm" fo:wrap-option="wrap" draw:shadow-color="#808080"/>
    </style:style>
    <style:style style:name="gr2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6cm" fo:min-width="1.894cm" fo:padding-top="0cm" fo:padding-bottom="0cm" fo:padding-left="0.25cm" fo:padding-right="0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43cm" fo:min-width="2.728cm" fo:padding-top="0cm" fo:padding-bottom="0cm" fo:padding-left="0.133cm" fo:padding-right="0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43cm" fo:min-width="1.423cm" fo:padding-top="0cm" fo:padding-bottom="0cm" fo:padding-left="0.133cm" fo:padding-right="0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42cm" fo:min-width="1.641cm" fo:padding-top="0cm" fo:padding-bottom="0cm" fo:padding-left="0.133cm" fo:padding-right="0cm" fo:wrap-option="wrap" draw:shadow-color="#808080"/>
    </style:style>
    <style:style style:name="gr2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645cm" fo:min-width="0cm" fo:padding-top="0cm" fo:padding-bottom="0cm" fo:padding-left="0.25cm" fo:padding-right="0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47cm" fo:min-width="1.43cm" fo:padding-top="0cm" fo:padding-bottom="0cm" fo:padding-left="0.133cm" fo:padding-right="0cm" fo:wrap-option="wrap" draw:shadow-color="#808080"/>
    </style:style>
    <style:style style:name="gr2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21cm" fo:min-width="0.733cm" fo:padding-top="0cm" fo:padding-bottom="0cm" fo:padding-left="0.25cm" fo:padding-right="0cm" fo:wrap-option="wrap" draw:shadow-color="#808080"/>
    </style:style>
    <style:style style:name="gr2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21cm" fo:min-width="0.733cm" fo:padding-top="0cm" fo:padding-bottom="0cm" fo:padding-left="0.25cm" fo:padding-right="0cm" fo:wrap-option="wrap" draw:shadow-color="#808080"/>
    </style:style>
    <style:style style:name="gr2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21cm" fo:min-width="0.733cm" fo:padding-top="0cm" fo:padding-bottom="0cm" fo:padding-left="0.25cm" fo:padding-right="0cm" fo:wrap-option="wrap" draw:shadow-color="#808080"/>
    </style:style>
    <style:style style:name="gr3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21cm" fo:min-width="0.734cm" fo:padding-top="0cm" fo:padding-bottom="0cm" fo:padding-left="0.25cm" fo:padding-right="0cm" fo:wrap-option="wrap" draw:shadow-color="#808080"/>
    </style:style>
    <style:style style:name="gr3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21cm" fo:min-width="0.733cm" fo:padding-top="0cm" fo:padding-bottom="0cm" fo:padding-left="0.25cm" fo:padding-right="0cm" fo:wrap-option="wrap" draw:shadow-color="#808080"/>
    </style:style>
    <style:style style:name="gr3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21cm" fo:min-width="1.894cm" fo:padding-top="0cm" fo:padding-bottom="0cm" fo:padding-left="0.25cm" fo:padding-right="0cm" fo:wrap-option="wrap" draw:shadow-color="#808080"/>
    </style:style>
    <style:style style:name="gr3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21cm" fo:min-width="0.082cm" fo:padding-top="0cm" fo:padding-bottom="0cm" fo:padding-left="0.25cm" fo:padding-right="0cm" fo:wrap-option="wrap" draw:shadow-color="#808080"/>
    </style:style>
    <style:style style:name="gr34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15cm" fo:min-width="0.065cm" fo:padding-top="0cm" fo:padding-bottom="0cm" fo:padding-left="0.25cm" fo:padding-right="0cm" fo:wrap-option="wrap" draw:shadow-color="#808080"/>
    </style:style>
    <style:style style:name="gr3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17cm" fo:min-width="0.065cm" fo:padding-top="0cm" fo:padding-bottom="0cm" fo:padding-left="0.25cm" fo:padding-right="0cm" fo:wrap-option="wrap" draw:shadow-color="#808080"/>
    </style:style>
    <style:style style:name="gr3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21cm" fo:min-width="0.476cm" fo:padding-top="0cm" fo:padding-bottom="0cm" fo:padding-left="0.25cm" fo:padding-right="0cm" fo:wrap-option="wrap" draw:shadow-color="#808080"/>
    </style:style>
    <style:style style:name="gr3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15cm" fo:min-width="0.476cm" fo:padding-top="0cm" fo:padding-bottom="0cm" fo:padding-left="0.25cm" fo:padding-right="0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42cm" fo:min-width="1.423cm" fo:padding-top="0cm" fo:padding-bottom="0cm" fo:padding-left="0.133cm" fo:padding-right="0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42cm" fo:min-width="1.641cm" fo:padding-top="0cm" fo:padding-bottom="0cm" fo:padding-left="0.133cm" fo:padding-right="0cm" fo:wrap-option="wrap" draw:shadow-color="#808080"/>
    </style:style>
    <style:style style:name="gr4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64cm" fo:min-width="0cm" fo:padding-top="0cm" fo:padding-bottom="0cm" fo:padding-left="0.25cm" fo:padding-right="0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42cm" fo:min-width="1.43cm" fo:padding-top="0cm" fo:padding-bottom="0cm" fo:padding-left="0.133cm" fo:padding-right="0cm" fo:wrap-option="wrap" draw:shadow-color="#808080"/>
    </style:style>
    <style:style style:name="gr4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6cm" fo:min-width="0.733cm" fo:padding-top="0cm" fo:padding-bottom="0cm" fo:padding-left="0.25cm" fo:padding-right="0cm" fo:wrap-option="wrap" draw:shadow-color="#808080"/>
    </style:style>
    <style:style style:name="gr4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6cm" fo:min-width="0.733cm" fo:padding-top="0cm" fo:padding-bottom="0cm" fo:padding-left="0.25cm" fo:padding-right="0cm" fo:wrap-option="wrap" draw:shadow-color="#808080"/>
    </style:style>
    <style:style style:name="gr44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6cm" fo:min-width="0.733cm" fo:padding-top="0cm" fo:padding-bottom="0cm" fo:padding-left="0.25cm" fo:padding-right="0cm" fo:wrap-option="wrap" draw:shadow-color="#808080"/>
    </style:style>
    <style:style style:name="gr4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6cm" fo:min-width="0.734cm" fo:padding-top="0cm" fo:padding-bottom="0cm" fo:padding-left="0.25cm" fo:padding-right="0cm" fo:wrap-option="wrap" draw:shadow-color="#808080"/>
    </style:style>
    <style:style style:name="gr4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6cm" fo:min-width="0.733cm" fo:padding-top="0cm" fo:padding-bottom="0cm" fo:padding-left="0.25cm" fo:padding-right="0cm" fo:wrap-option="wrap" draw:shadow-color="#808080"/>
    </style:style>
    <style:style style:name="gr4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6cm" fo:min-width="1.894cm" fo:padding-top="0cm" fo:padding-bottom="0cm" fo:padding-left="0.25cm" fo:padding-right="0cm" fo:wrap-option="wrap" draw:shadow-color="#808080"/>
    </style:style>
    <style:style style:name="gr4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6cm" fo:min-width="0.079cm" fo:padding-top="0cm" fo:padding-bottom="0cm" fo:padding-left="0.25cm" fo:padding-right="0cm" fo:wrap-option="wrap" draw:shadow-color="#808080"/>
    </style:style>
    <style:style style:name="gr4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17cm" fo:min-width="0.064cm" fo:padding-top="0cm" fo:padding-bottom="0cm" fo:padding-left="0.25cm" fo:padding-right="0cm" fo:wrap-option="wrap" draw:shadow-color="#808080"/>
    </style:style>
    <style:style style:name="gr5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22cm" fo:min-width="0.064cm" fo:padding-top="0cm" fo:padding-bottom="0cm" fo:padding-left="0.25cm" fo:padding-right="0cm" fo:wrap-option="wrap" draw:shadow-color="#808080"/>
    </style:style>
    <style:style style:name="gr5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6cm" fo:min-width="0.473cm" fo:padding-top="0cm" fo:padding-bottom="0cm" fo:padding-left="0.25cm" fo:padding-right="0cm" fo:wrap-option="wrap" draw:shadow-color="#808080"/>
    </style:style>
    <style:style style:name="gr5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17cm" fo:min-width="0.473cm" fo:padding-top="0cm" fo:padding-bottom="0cm" fo:padding-left="0.25cm" fo:padding-right="0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42cm" fo:min-width="1.423cm" fo:padding-top="0cm" fo:padding-bottom="0cm" fo:padding-left="0.133cm" fo:padding-right="0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42cm" fo:min-width="1.641cm" fo:padding-top="0cm" fo:padding-bottom="0cm" fo:padding-left="0.133cm" fo:padding-right="0cm" fo:wrap-option="wrap" draw:shadow-color="#808080"/>
    </style:style>
    <style:style style:name="gr5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646cm" fo:min-width="0cm" fo:padding-top="0cm" fo:padding-bottom="0cm" fo:padding-left="0.25cm" fo:padding-right="0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43cm" fo:min-width="1.43cm" fo:padding-top="0cm" fo:padding-bottom="0cm" fo:padding-left="0.133cm" fo:padding-right="0cm" fo:wrap-option="wrap" draw:shadow-color="#808080"/>
    </style:style>
    <style:style style:name="gr5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22cm" fo:min-width="0.733cm" fo:padding-top="0cm" fo:padding-bottom="0cm" fo:padding-left="0.25cm" fo:padding-right="0cm" fo:wrap-option="wrap" draw:shadow-color="#808080"/>
    </style:style>
    <style:style style:name="gr5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22cm" fo:min-width="0.733cm" fo:padding-top="0cm" fo:padding-bottom="0cm" fo:padding-left="0.25cm" fo:padding-right="0cm" fo:wrap-option="wrap" draw:shadow-color="#808080"/>
    </style:style>
    <style:style style:name="gr5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22cm" fo:min-width="0.733cm" fo:padding-top="0cm" fo:padding-bottom="0cm" fo:padding-left="0.25cm" fo:padding-right="0cm" fo:wrap-option="wrap" draw:shadow-color="#808080"/>
    </style:style>
    <style:style style:name="gr6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22cm" fo:min-width="0.734cm" fo:padding-top="0cm" fo:padding-bottom="0cm" fo:padding-left="0.25cm" fo:padding-right="0cm" fo:wrap-option="wrap" draw:shadow-color="#808080"/>
    </style:style>
    <style:style style:name="gr6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22cm" fo:min-width="0.733cm" fo:padding-top="0cm" fo:padding-bottom="0cm" fo:padding-left="0.25cm" fo:padding-right="0cm" fo:wrap-option="wrap" draw:shadow-color="#808080"/>
    </style:style>
    <style:style style:name="gr6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22cm" fo:min-width="1.894cm" fo:padding-top="0cm" fo:padding-bottom="0cm" fo:padding-left="0.25cm" fo:padding-right="0cm" fo:wrap-option="wrap" draw:shadow-color="#808080"/>
    </style:style>
    <style:style style:name="gr6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22cm" fo:min-width="0.079cm" fo:padding-top="0cm" fo:padding-bottom="0cm" fo:padding-left="0.25cm" fo:padding-right="0cm" fo:wrap-option="wrap" draw:shadow-color="#808080"/>
    </style:style>
    <style:style style:name="gr64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16cm" fo:min-width="0.063cm" fo:padding-top="0cm" fo:padding-bottom="0cm" fo:padding-left="0.25cm" fo:padding-right="0cm" fo:wrap-option="wrap" draw:shadow-color="#808080"/>
    </style:style>
    <style:style style:name="gr6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15cm" fo:min-width="0.063cm" fo:padding-top="0cm" fo:padding-bottom="0cm" fo:padding-left="0.25cm" fo:padding-right="0cm" fo:wrap-option="wrap" draw:shadow-color="#808080"/>
    </style:style>
    <style:style style:name="gr6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22cm" fo:min-width="0.475cm" fo:padding-top="0cm" fo:padding-bottom="0cm" fo:padding-left="0.25cm" fo:padding-right="0cm" fo:wrap-option="wrap" draw:shadow-color="#808080"/>
    </style:style>
    <style:style style:name="gr6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16cm" fo:min-width="0.475cm" fo:padding-top="0cm" fo:padding-bottom="0cm" fo:padding-left="0.25cm" fo:padding-right="0cm" fo:wrap-option="wrap" draw:shadow-color="#808080"/>
    </style:style>
    <style:style style:name="gr6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6cm" fo:min-width="0.733cm" fo:padding-top="0cm" fo:padding-bottom="0cm" fo:padding-left="0.25cm" fo:padding-right="0cm" fo:wrap-option="wrap" draw:shadow-color="#808080"/>
    </style:style>
    <style:style style:name="gr6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17cm" fo:min-width="0.733cm" fo:padding-top="0cm" fo:padding-bottom="0cm" fo:padding-left="0.25cm" fo:padding-right="0cm" fo:wrap-option="wrap" draw:shadow-color="#808080"/>
    </style:style>
    <style:style style:name="gr7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22cm" fo:min-width="0.733cm" fo:padding-top="0cm" fo:padding-bottom="0cm" fo:padding-left="0.25cm" fo:padding-right="0cm" fo:wrap-option="wrap" draw:shadow-color="#808080"/>
    </style:style>
    <style:style style:name="gr7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24cm" fo:min-width="0.733cm" fo:padding-top="0cm" fo:padding-bottom="0cm" fo:padding-left="0.25cm" fo:padding-right="0cm" fo:wrap-option="wrap" draw:shadow-color="#808080"/>
    </style:style>
    <style:style style:name="gr7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22cm" fo:min-width="0.732cm" fo:padding-top="0cm" fo:padding-bottom="0cm" fo:padding-left="0.25cm" fo:padding-right="0cm" fo:wrap-option="wrap" draw:shadow-color="#808080"/>
    </style:style>
    <style:style style:name="gr7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24cm" fo:min-width="0.732cm" fo:padding-top="0cm" fo:padding-bottom="0cm" fo:padding-left="0.25cm" fo:padding-right="0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42cm" fo:min-width="2.738cm" fo:padding-top="0cm" fo:padding-bottom="0cm" fo:padding-left="0.133cm" fo:padding-right="0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42cm" fo:min-width="2.728cm" fo:padding-top="0cm" fo:padding-bottom="0cm" fo:padding-left="0.133cm" fo:padding-right="0cm" fo:wrap-option="wrap" draw:shadow-color="#808080"/>
    </style:style>
    <style:style style:name="gr7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 style:punctuation-wrap="hanging" style:line-break="strict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1pt" style:font-size-asian="11pt" style:font-size-complex="11pt"/>
    </style:style>
    <style:style style:name="P6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" style:family="paragraph">
      <loext:graphic-properties draw:fill="solid" draw:fill-color="#a6a6a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loext:graphic-properties draw:fill="solid" draw:fill-color="#00000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  <style:text-properties fo:font-size="12pt" style:font-size-asian="18pt" style:font-size-complex="18pt"/>
    </style:style>
    <style:style style:name="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2pt" style:font-size-asian="18pt" style:font-size-complex="18pt"/>
    </style:style>
    <style:style style:name="P11" style:family="paragraph">
      <style:paragraph-properties fo:margin-left="0cm" fo:margin-right="0cm" fo:line-height="100%" fo:text-align="end" fo:text-indent="0cm" style:punctuation-wrap="hanging" style:line-break="strict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2pt" style:font-size-asian="18pt" style:font-size-complex="18pt"/>
    </style:style>
    <style:style style:name="P14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2pt" style:font-size-asian="18pt" style:font-size-complex="18pt"/>
    </style:style>
    <style:style style:name="P15" style:family="paragraph">
      <style:paragraph-properties fo:margin-left="0cm" fo:margin-right="0cm" fo:line-height="100%" fo:text-align="end" fo:text-indent="0cm" style:punctuation-wrap="hanging" style:line-break="strict"/>
      <style:text-properties fo:font-size="12pt"/>
    </style:style>
    <style:style style:name="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2pt"/>
    </style:style>
    <style:style style:name="P17" style:family="paragraph">
      <loext:graphic-properties draw:fill-color="#ffffff"/>
    </style:style>
    <style:style style:name="T1" style:family="text">
      <style:text-properties fo:color="#000000" style:font-name="Arial Narrow" fo:font-size="12pt" fo:language="en" fo:country="GB" style:font-name-asian="Segoe UI" style:font-size-asian="12pt" style:language-asian="en" style:country-asian="GB" style:font-name-complex="Segoe UI" style:font-size-complex="12pt" style:language-complex="en" style:country-complex="GB"/>
    </style:style>
    <style:style style:name="T2" style:family="text">
      <style:text-properties fo:color="#000000" style:font-name="Arial Narrow" fo:font-size="11pt" fo:language="en" fo:country="GB" style:font-name-asian="Segoe UI" style:font-size-asian="11pt" style:language-asian="en" style:country-asian="GB" style:font-name-complex="Segoe UI" style:font-size-complex="11pt" style:language-complex="en" style:country-complex="GB"/>
    </style:style>
    <style:style style:name="T3" style:family="text">
      <style:text-properties fo:color="#000000" style:font-name="Arial Narrow" fo:language="en" fo:country="GB" style:font-name-asian="Segoe UI" style:language-asian="en" style:country-asian="GB" style:font-name-complex="Segoe UI" style:language-complex="en" style:country-complex="GB"/>
    </style:style>
    <style:style style:name="T4" style:family="text">
      <style:text-properties style:font-name="Arial Narrow" fo:language="en" fo:country="US" style:language-asian="en" style:country-asian="US" style:language-complex="en" style:country-complex="US"/>
    </style:style>
    <style:style style:name="T5" style:family="text">
      <style:text-properties fo:color="#000000" style:font-name="Arial Narrow" fo:language="en" fo:country="GB" style:font-name-asian="Segoe UI" style:font-size-asian="8pt" style:language-asian="en" style:country-asian="GB" style:font-name-complex="Segoe UI" style:font-size-complex="8pt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-0.631cm" text:min-label-distance="0.63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-1.262cm" text:min-label-distance="1.26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-1.892cm" text:min-label-distance="1.892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-0.631cm" text:min-label-distance="0.63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-1.262cm" text:min-label-distance="1.26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-1.892cm" text:min-label-distance="1.892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name="Group 3">
          <draw:line draw:name="Line 1" draw:style-name="gr1" draw:text-style-name="P1" draw:layer="layout" svg:x1="0.991cm" svg:y1="2.199cm" svg:x2="14.677cm" svg:y2="2.199cm">
            <text:p/>
          </draw:line>
          <draw:line draw:name="Line 5" draw:style-name="gr2" draw:text-style-name="P1" draw:layer="layout" svg:x1="1.413cm" svg:y1="2.026cm" svg:x2="1.413cm" svg:y2="2.371cm">
            <text:p/>
          </draw:line>
          <draw:line draw:name="Line 5" draw:style-name="gr3" draw:text-style-name="P1" draw:layer="layout" svg:x1="2.57cm" svg:y1="2.026cm" svg:x2="2.57cm" svg:y2="2.371cm">
            <text:p/>
          </draw:line>
          <draw:line draw:name="Line 5" draw:style-name="gr2" draw:text-style-name="P1" draw:layer="layout" svg:x1="4.889cm" svg:y1="2.026cm" svg:x2="4.889cm" svg:y2="2.371cm">
            <text:p/>
          </draw:line>
          <draw:line draw:name="Line 5" draw:style-name="gr2" draw:text-style-name="P1" draw:layer="layout" svg:x1="6.048cm" svg:y1="2.026cm" svg:x2="6.048cm" svg:y2="2.371cm">
            <text:p/>
          </draw:line>
          <draw:line draw:name="Line 5" draw:style-name="gr2" draw:text-style-name="P1" draw:layer="layout" svg:x1="8.366cm" svg:y1="2.026cm" svg:x2="8.366cm" svg:y2="2.371cm">
            <text:p/>
          </draw:line>
          <draw:line draw:name="Line 5" draw:style-name="gr2" draw:text-style-name="P1" draw:layer="layout" svg:x1="9.525cm" svg:y1="2.026cm" svg:x2="9.525cm" svg:y2="2.371cm">
            <text:p/>
          </draw:line>
          <draw:line draw:name="Line 5" draw:style-name="gr2" draw:text-style-name="P1" draw:layer="layout" svg:x1="10.683cm" svg:y1="2.026cm" svg:x2="10.683cm" svg:y2="2.371cm">
            <text:p/>
          </draw:line>
          <draw:line draw:name="Line 5" draw:style-name="gr2" draw:text-style-name="P1" draw:layer="layout" svg:x1="11.844cm" svg:y1="2.026cm" svg:x2="11.844cm" svg:y2="2.371cm">
            <text:p/>
          </draw:line>
          <draw:line draw:name="Line 5" draw:style-name="gr2" draw:text-style-name="P1" draw:layer="layout" svg:x1="13.003cm" svg:y1="2.026cm" svg:x2="13.003cm" svg:y2="2.371cm">
            <text:p/>
          </draw:line>
          <draw:line draw:name="Line 5" draw:style-name="gr2" draw:text-style-name="P1" draw:layer="layout" svg:x1="14.162cm" svg:y1="2.026cm" svg:x2="14.162cm" svg:y2="2.371cm">
            <text:p/>
          </draw:line>
          <draw:line draw:name="Line 5" draw:style-name="gr2" draw:text-style-name="P1" draw:layer="layout" svg:x1="7.207cm" svg:y1="2.026cm" svg:x2="7.207cm" svg:y2="2.371cm">
            <text:p/>
          </draw:line>
          <draw:line draw:name="Line 5" draw:style-name="gr3" draw:text-style-name="P1" draw:layer="layout" svg:x1="3.731cm" svg:y1="2.026cm" svg:x2="3.731cm" svg:y2="2.371cm">
            <text:p/>
          </draw:line>
        </draw:g>
        <draw:g draw:name="Group 17">
          <draw:custom-shape draw:name="CustomShape 11" draw:style-name="gr4" draw:text-style-name="P3" draw:layer="layout" svg:width="4.404cm" svg:height="1.404cm" svg:x="10.836cm" svg:y="0.075cm">
            <text:list text:style-name="L1">
              <text:list-header>
                <text:p text:style-name="P2"><text:span text:style-name="T1">Start pharmacological treatmen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" draw:style-name="gr5" draw:text-style-name="P1" draw:layer="layout" svg:x1="10.671cm" svg:y1="0.059cm" svg:x2="10.684cm" svg:y2="1.92cm">
            <text:p/>
          </draw:line>
        </draw:g>
        <draw:g draw:name="Group 20">
          <draw:custom-shape draw:name="CustomShape 11" draw:style-name="gr6" draw:text-style-name="P3" draw:layer="layout" svg:width="2.952cm" svg:height="1.404cm" svg:x="2.649cm" svg:y="-0.049cm">
            <text:list text:style-name="L1">
              <text:list-header>
                <text:p text:style-name="P2"><text:span text:style-name="T1">Start differenti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" draw:style-name="gr5" draw:text-style-name="P1" draw:layer="layout" svg:x1="2.563cm" svg:y1="0.354cm" svg:x2="2.568cm" svg:y2="1.919cm">
            <text:p/>
          </draw:line>
        </draw:g>
        <draw:custom-shape draw:name="CustomShape 11" draw:style-name="gr7" draw:text-style-name="P5" draw:layer="layout" svg:width="4.41cm" svg:height="0.476cm" svg:x="9.814cm" svg:y="2.54cm">
          <text:list text:style-name="L1">
            <text:list-header>
              <text:p text:style-name="P4"><text:span text:style-name="T2">Time </text:span></text:p>
              <text:p text:style-name="P4"><text:span text:style-name="T2">(days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8" draw:text-style-name="P6" draw:layer="layout" svg:width="0.33cm" svg:height="0.416cm" svg:x="10.671cm" svg:y="2.812cm">
          <text:p/>
          <draw:enhanced-geometry svg:viewBox="0 0 21600 21600" draw:type="rectangle" draw:enhanced-path="M 0 0 L 21600 0 21600 21600 0 21600 0 0 Z N"/>
        </draw:custom-shape>
        <draw:custom-shape draw:name="Rectangle 25" draw:style-name="gr9" draw:text-style-name="P7" draw:layer="layout" svg:width="0.314cm" svg:height="0.416cm" svg:x="10.671cm" svg:y="3.37cm">
          <text:p/>
          <draw:enhanced-geometry svg:viewBox="0 0 21600 21600" draw:type="rectangle" draw:enhanced-path="M 0 0 L 21600 0 21600 21600 0 21600 0 0 Z N"/>
        </draw:custom-shape>
        <draw:custom-shape draw:name="Rectangle 26" draw:style-name="gr10" draw:text-style-name="P8" draw:layer="layout" svg:width="0.314cm" svg:height="0.421cm" svg:x="10.671cm" svg:y="3.93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11" draw:text-style-name="P10" draw:layer="layout" svg:width="1.556cm" svg:height="0.642cm" svg:x="0.878cm" svg:y="2.698cm">
          <text:list text:style-name="L1">
            <text:list-header>
              <text:p text:style-name="P9"><text:span text:style-name="T3">D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12" draw:text-style-name="P10" draw:layer="layout" svg:width="1.774cm" svg:height="0.643cm" svg:x="0.66cm" svg:y="3.257cm">
          <text:list text:style-name="L1">
            <text:list-header>
              <text:p text:style-name="P9"><text:span text:style-name="T3">±T±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13" draw:text-style-name="P12" draw:layer="layout" svg:width="2.861cm" svg:height="0.647cm" svg:x="-0.427cm" svg:y="3.816cm">
          <text:list text:style-name="L1">
            <text:list-header>
              <text:p text:style-name="P11"><text:span text:style-name="T4">³</text:span><text:span text:style-name="T3">H-P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Left Brace 30" draw:style-name="gr14" draw:text-style-name="P13" draw:layer="layout" svg:width="0.227cm" svg:height="1.648cm" svg:x="0.74cm" svg:y="2.746cm">
          <text:p/>
          <draw:enhanced-geometry svg:viewBox="0 0 21600 21600" draw:glue-points="21600 0 0 10800 21600 21600" draw:text-areas="13800 ?f9 21600 ?f10" draw:type="left-brace" draw:modifiers="18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CustomShape 11" draw:style-name="gr15" draw:text-style-name="P12" draw:layer="layout" svg:width="1.563cm" svg:height="0.643cm" svg:x="-1.016cm" svg:y="3.245cm">
          <text:list text:style-name="L1">
            <text:list-header>
              <text:p text:style-name="P11"><text:span text:style-name="T3">0 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6" draw:text-style-name="P6" draw:layer="layout" svg:width="0.983cm" svg:height="0.416cm" svg:x="9.527cm" svg:y="2.812cm">
          <text:p/>
          <draw:enhanced-geometry svg:viewBox="0 0 21600 21600" draw:type="rectangle" draw:enhanced-path="M 0 0 L 21600 0 21600 21600 0 21600 0 0 Z N"/>
        </draw:custom-shape>
        <draw:custom-shape draw:name="Rectangle 33" draw:style-name="gr17" draw:text-style-name="P6" draw:layer="layout" svg:width="0.983cm" svg:height="0.416cm" svg:x="8.366cm" svg:y="2.812cm">
          <text:p/>
          <draw:enhanced-geometry svg:viewBox="0 0 21600 21600" draw:type="rectangle" draw:enhanced-path="M 0 0 L 21600 0 21600 21600 0 21600 0 0 Z N"/>
        </draw:custom-shape>
        <draw:custom-shape draw:name="Rectangle 34" draw:style-name="gr18" draw:text-style-name="P6" draw:layer="layout" svg:width="0.983cm" svg:height="0.416cm" svg:x="7.205cm" svg:y="2.812cm">
          <text:p/>
          <draw:enhanced-geometry svg:viewBox="0 0 21600 21600" draw:type="rectangle" draw:enhanced-path="M 0 0 L 21600 0 21600 21600 0 21600 0 0 Z N"/>
        </draw:custom-shape>
        <draw:custom-shape draw:name="Rectangle 35" draw:style-name="gr19" draw:text-style-name="P6" draw:layer="layout" svg:width="0.984cm" svg:height="0.416cm" svg:x="6.044cm" svg:y="2.812cm">
          <text:p/>
          <draw:enhanced-geometry svg:viewBox="0 0 21600 21600" draw:type="rectangle" draw:enhanced-path="M 0 0 L 21600 0 21600 21600 0 21600 0 0 Z N"/>
        </draw:custom-shape>
        <draw:custom-shape draw:name="Rectangle 36" draw:style-name="gr20" draw:text-style-name="P6" draw:layer="layout" svg:width="0.983cm" svg:height="0.416cm" svg:x="4.884cm" svg:y="2.812cm">
          <text:p/>
          <draw:enhanced-geometry svg:viewBox="0 0 21600 21600" draw:type="rectangle" draw:enhanced-path="M 0 0 L 21600 0 21600 21600 0 21600 0 0 Z N"/>
        </draw:custom-shape>
        <draw:custom-shape draw:name="Rectangle 37" draw:style-name="gr21" draw:text-style-name="P14" draw:layer="layout" svg:width="2.144cm" svg:height="0.416cm" svg:x="2.563cm" svg:y="2.812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22" draw:text-style-name="P12" draw:layer="layout" svg:width="2.861cm" svg:height="0.643cm" svg:x="-0.427cm" svg:y="5.725cm">
          <text:list text:style-name="L1">
            <text:list-header>
              <text:p text:style-name="P11"><text:span text:style-name="T4">³</text:span><text:span text:style-name="T3">H-P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23" draw:text-style-name="P10" draw:layer="layout" svg:width="1.556cm" svg:height="0.643cm" svg:x="0.878cm" svg:y="4.607cm">
          <text:list text:style-name="L1">
            <text:list-header>
              <text:p text:style-name="P9"><text:span text:style-name="T3">D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24" draw:text-style-name="P10" draw:layer="layout" svg:width="1.774cm" svg:height="0.642cm" svg:x="0.66cm" svg:y="5.166cm">
          <text:list text:style-name="L1">
            <text:list-header>
              <text:p text:style-name="P9"><text:span text:style-name="T3">±T±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Left Brace 41" draw:style-name="gr25" draw:text-style-name="P13" draw:layer="layout" svg:width="0.227cm" svg:height="1.653cm" svg:x="0.74cm" svg:y="4.648cm">
          <text:p/>
          <draw:enhanced-geometry svg:viewBox="0 0 21600 21600" draw:glue-points="21600 0 0 10800 21600 21600" draw:text-areas="13800 ?f9 21600 ?f10" draw:type="left-brace" draw:modifiers="18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CustomShape 11" draw:style-name="gr26" draw:text-style-name="P12" draw:layer="layout" svg:width="1.563cm" svg:height="0.647cm" svg:x="-1.016cm" svg:y="5.148cm">
          <text:list text:style-name="L1">
            <text:list-header>
              <text:p text:style-name="P11"><text:span text:style-name="T3">1 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3" draw:style-name="gr27" draw:text-style-name="P6" draw:layer="layout" svg:width="0.983cm" svg:height="0.421cm" svg:x="9.527cm" svg:y="4.715cm">
          <text:p/>
          <draw:enhanced-geometry svg:viewBox="0 0 21600 21600" draw:type="rectangle" draw:enhanced-path="M 0 0 L 21600 0 21600 21600 0 21600 0 0 Z N"/>
        </draw:custom-shape>
        <draw:custom-shape draw:name="Rectangle 44" draw:style-name="gr28" draw:text-style-name="P6" draw:layer="layout" svg:width="0.983cm" svg:height="0.421cm" svg:x="8.366cm" svg:y="4.715cm">
          <text:p/>
          <draw:enhanced-geometry svg:viewBox="0 0 21600 21600" draw:type="rectangle" draw:enhanced-path="M 0 0 L 21600 0 21600 21600 0 21600 0 0 Z N"/>
        </draw:custom-shape>
        <draw:custom-shape draw:name="Rectangle 45" draw:style-name="gr29" draw:text-style-name="P6" draw:layer="layout" svg:width="0.983cm" svg:height="0.421cm" svg:x="7.205cm" svg:y="4.715cm">
          <text:p/>
          <draw:enhanced-geometry svg:viewBox="0 0 21600 21600" draw:type="rectangle" draw:enhanced-path="M 0 0 L 21600 0 21600 21600 0 21600 0 0 Z N"/>
        </draw:custom-shape>
        <draw:custom-shape draw:name="Rectangle 46" draw:style-name="gr30" draw:text-style-name="P6" draw:layer="layout" svg:width="0.984cm" svg:height="0.421cm" svg:x="6.044cm" svg:y="4.715cm">
          <text:p/>
          <draw:enhanced-geometry svg:viewBox="0 0 21600 21600" draw:type="rectangle" draw:enhanced-path="M 0 0 L 21600 0 21600 21600 0 21600 0 0 Z N"/>
        </draw:custom-shape>
        <draw:custom-shape draw:name="Rectangle 47" draw:style-name="gr31" draw:text-style-name="P6" draw:layer="layout" svg:width="0.983cm" svg:height="0.421cm" svg:x="4.884cm" svg:y="4.715cm">
          <text:p/>
          <draw:enhanced-geometry svg:viewBox="0 0 21600 21600" draw:type="rectangle" draw:enhanced-path="M 0 0 L 21600 0 21600 21600 0 21600 0 0 Z N"/>
        </draw:custom-shape>
        <draw:custom-shape draw:name="Rectangle 48" draw:style-name="gr32" draw:text-style-name="P14" draw:layer="layout" svg:width="2.144cm" svg:height="0.421cm" svg:x="2.563cm" svg:y="4.715cm">
          <text:p/>
          <draw:enhanced-geometry svg:viewBox="0 0 21600 21600" draw:type="rectangle" draw:enhanced-path="M 0 0 L 21600 0 21600 21600 0 21600 0 0 Z N"/>
        </draw:custom-shape>
        <draw:custom-shape draw:name="Rectangle 49" draw:style-name="gr33" draw:text-style-name="P6" draw:layer="layout" svg:width="0.332cm" svg:height="0.421cm" svg:x="11.516cm" svg:y="4.715cm">
          <text:p/>
          <draw:enhanced-geometry svg:viewBox="0 0 21600 21600" draw:type="rectangle" draw:enhanced-path="M 0 0 L 21600 0 21600 21600 0 21600 0 0 Z N"/>
        </draw:custom-shape>
        <draw:custom-shape draw:name="Rectangle 50" draw:style-name="gr34" draw:text-style-name="P7" draw:layer="layout" svg:width="0.315cm" svg:height="0.415cm" svg:x="11.533cm" svg:y="5.28cm">
          <text:p/>
          <draw:enhanced-geometry svg:viewBox="0 0 21600 21600" draw:type="rectangle" draw:enhanced-path="M 0 0 L 21600 0 21600 21600 0 21600 0 0 Z N"/>
        </draw:custom-shape>
        <draw:custom-shape draw:name="Rectangle 51" draw:style-name="gr35" draw:text-style-name="P8" draw:layer="layout" svg:width="0.315cm" svg:height="0.417cm" svg:x="11.533cm" svg:y="5.837cm">
          <text:p/>
          <draw:enhanced-geometry svg:viewBox="0 0 21600 21600" draw:type="rectangle" draw:enhanced-path="M 0 0 L 21600 0 21600 21600 0 21600 0 0 Z N"/>
        </draw:custom-shape>
        <draw:custom-shape draw:name="Rectangle 52" draw:style-name="gr36" draw:text-style-name="P6" draw:layer="layout" svg:width="0.726cm" svg:height="0.421cm" svg:x="10.671cm" svg:y="4.715cm">
          <text:p/>
          <draw:enhanced-geometry svg:viewBox="0 0 21600 21600" draw:type="rectangle" draw:enhanced-path="M 0 0 L 21600 0 21600 21600 0 21600 0 0 Z N"/>
        </draw:custom-shape>
        <draw:custom-shape draw:name="Rectangle 53" draw:style-name="gr37" draw:text-style-name="P7" draw:layer="layout" svg:width="0.726cm" svg:height="0.415cm" svg:x="10.671cm" svg:y="5.28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38" draw:text-style-name="P10" draw:layer="layout" svg:width="1.556cm" svg:height="0.642cm" svg:x="0.878cm" svg:y="6.562cm">
          <text:list text:style-name="L1">
            <text:list-header>
              <text:p text:style-name="P9"><text:span text:style-name="T3">D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39" draw:text-style-name="P10" draw:layer="layout" svg:width="1.774cm" svg:height="0.642cm" svg:x="0.66cm" svg:y="7.122cm">
          <text:list text:style-name="L1">
            <text:list-header>
              <text:p text:style-name="P9"><text:span text:style-name="T3">±T±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Left Brace 56" draw:style-name="gr40" draw:text-style-name="P13" draw:layer="layout" svg:width="0.227cm" svg:height="1.648cm" svg:x="0.74cm" svg:y="6.61cm">
          <text:p/>
          <draw:enhanced-geometry svg:viewBox="0 0 21600 21600" draw:glue-points="21600 0 0 10800 21600 21600" draw:text-areas="13800 ?f9 21600 ?f10" draw:type="left-brace" draw:modifiers="18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CustomShape 11" draw:style-name="gr41" draw:text-style-name="P12" draw:layer="layout" svg:width="1.563cm" svg:height="0.642cm" svg:x="-1.016cm" svg:y="7.11cm">
          <text:list text:style-name="L1">
            <text:list-header>
              <text:p text:style-name="P11"><text:span text:style-name="T3">2 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8" draw:style-name="gr42" draw:text-style-name="P6" draw:layer="layout" svg:width="0.983cm" svg:height="0.416cm" svg:x="9.527cm" svg:y="6.664cm">
          <text:p/>
          <draw:enhanced-geometry svg:viewBox="0 0 21600 21600" draw:type="rectangle" draw:enhanced-path="M 0 0 L 21600 0 21600 21600 0 21600 0 0 Z N"/>
        </draw:custom-shape>
        <draw:custom-shape draw:name="Rectangle 59" draw:style-name="gr43" draw:text-style-name="P6" draw:layer="layout" svg:width="0.983cm" svg:height="0.416cm" svg:x="8.366cm" svg:y="6.664cm">
          <text:p/>
          <draw:enhanced-geometry svg:viewBox="0 0 21600 21600" draw:type="rectangle" draw:enhanced-path="M 0 0 L 21600 0 21600 21600 0 21600 0 0 Z N"/>
        </draw:custom-shape>
        <draw:custom-shape draw:name="Rectangle 60" draw:style-name="gr44" draw:text-style-name="P6" draw:layer="layout" svg:width="0.983cm" svg:height="0.416cm" svg:x="7.205cm" svg:y="6.664cm">
          <text:p/>
          <draw:enhanced-geometry svg:viewBox="0 0 21600 21600" draw:type="rectangle" draw:enhanced-path="M 0 0 L 21600 0 21600 21600 0 21600 0 0 Z N"/>
        </draw:custom-shape>
        <draw:custom-shape draw:name="Rectangle 61" draw:style-name="gr45" draw:text-style-name="P6" draw:layer="layout" svg:width="0.984cm" svg:height="0.416cm" svg:x="6.044cm" svg:y="6.664cm">
          <text:p/>
          <draw:enhanced-geometry svg:viewBox="0 0 21600 21600" draw:type="rectangle" draw:enhanced-path="M 0 0 L 21600 0 21600 21600 0 21600 0 0 Z N"/>
        </draw:custom-shape>
        <draw:custom-shape draw:name="Rectangle 62" draw:style-name="gr46" draw:text-style-name="P6" draw:layer="layout" svg:width="0.983cm" svg:height="0.416cm" svg:x="4.884cm" svg:y="6.664cm">
          <text:p/>
          <draw:enhanced-geometry svg:viewBox="0 0 21600 21600" draw:type="rectangle" draw:enhanced-path="M 0 0 L 21600 0 21600 21600 0 21600 0 0 Z N"/>
        </draw:custom-shape>
        <draw:custom-shape draw:name="Rectangle 63" draw:style-name="gr47" draw:text-style-name="P14" draw:layer="layout" svg:width="2.144cm" svg:height="0.416cm" svg:x="2.563cm" svg:y="6.664cm">
          <text:p/>
          <draw:enhanced-geometry svg:viewBox="0 0 21600 21600" draw:type="rectangle" draw:enhanced-path="M 0 0 L 21600 0 21600 21600 0 21600 0 0 Z N"/>
        </draw:custom-shape>
        <draw:custom-shape draw:name="Rectangle 64" draw:style-name="gr48" draw:text-style-name="P6" draw:layer="layout" svg:width="0.329cm" svg:height="0.416cm" svg:x="12.67cm" svg:y="6.664cm">
          <text:p/>
          <draw:enhanced-geometry svg:viewBox="0 0 21600 21600" draw:type="rectangle" draw:enhanced-path="M 0 0 L 21600 0 21600 21600 0 21600 0 0 Z N"/>
        </draw:custom-shape>
        <draw:custom-shape draw:name="Rectangle 65" draw:style-name="gr49" draw:text-style-name="P7" draw:layer="layout" svg:width="0.314cm" svg:height="0.417cm" svg:x="12.685cm" svg:y="7.234cm">
          <text:p/>
          <draw:enhanced-geometry svg:viewBox="0 0 21600 21600" draw:type="rectangle" draw:enhanced-path="M 0 0 L 21600 0 21600 21600 0 21600 0 0 Z N"/>
        </draw:custom-shape>
        <draw:custom-shape draw:name="Rectangle 66" draw:style-name="gr50" draw:text-style-name="P8" draw:layer="layout" svg:width="0.314cm" svg:height="0.422cm" svg:x="12.685cm" svg:y="7.794cm">
          <text:p/>
          <draw:enhanced-geometry svg:viewBox="0 0 21600 21600" draw:type="rectangle" draw:enhanced-path="M 0 0 L 21600 0 21600 21600 0 21600 0 0 Z N"/>
        </draw:custom-shape>
        <draw:custom-shape draw:name="Rectangle 67" draw:style-name="gr51" draw:text-style-name="P6" draw:layer="layout" svg:width="0.723cm" svg:height="0.416cm" svg:x="11.825cm" svg:y="6.664cm">
          <text:p/>
          <draw:enhanced-geometry svg:viewBox="0 0 21600 21600" draw:type="rectangle" draw:enhanced-path="M 0 0 L 21600 0 21600 21600 0 21600 0 0 Z N"/>
        </draw:custom-shape>
        <draw:custom-shape draw:name="Rectangle 68" draw:style-name="gr52" draw:text-style-name="P7" draw:layer="layout" svg:width="0.723cm" svg:height="0.417cm" svg:x="11.825cm" svg:y="7.234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53" draw:text-style-name="P10" draw:layer="layout" svg:width="1.556cm" svg:height="0.642cm" svg:x="0.878cm" svg:y="8.4cm">
          <text:list text:style-name="L1">
            <text:list-header>
              <text:p text:style-name="P9"><text:span text:style-name="T3">D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54" draw:text-style-name="P10" draw:layer="layout" svg:width="1.774cm" svg:height="0.642cm" svg:x="0.66cm" svg:y="8.965cm">
          <text:list text:style-name="L1">
            <text:list-header>
              <text:p text:style-name="P9"><text:span text:style-name="T3">±T±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Left Brace 71" draw:style-name="gr55" draw:text-style-name="P13" draw:layer="layout" svg:width="0.227cm" svg:height="1.654cm" svg:x="0.74cm" svg:y="8.447cm">
          <text:p/>
          <draw:enhanced-geometry svg:viewBox="0 0 21600 21600" draw:glue-points="21600 0 0 10800 21600 21600" draw:text-areas="13800 ?f9 21600 ?f10" draw:type="left-brace" draw:modifiers="18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CustomShape 11" draw:style-name="gr56" draw:text-style-name="P12" draw:layer="layout" svg:width="1.563cm" svg:height="0.643cm" svg:x="-1.016cm" svg:y="8.947cm">
          <text:list text:style-name="L1">
            <text:list-header>
              <text:p text:style-name="P11"><text:span text:style-name="T3">3 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57" draw:text-style-name="P6" draw:layer="layout" svg:width="0.983cm" svg:height="0.422cm" svg:x="9.527cm" svg:y="8.507cm">
          <text:p/>
          <draw:enhanced-geometry svg:viewBox="0 0 21600 21600" draw:type="rectangle" draw:enhanced-path="M 0 0 L 21600 0 21600 21600 0 21600 0 0 Z N"/>
        </draw:custom-shape>
        <draw:custom-shape draw:name="Rectangle 74" draw:style-name="gr58" draw:text-style-name="P6" draw:layer="layout" svg:width="0.983cm" svg:height="0.422cm" svg:x="8.366cm" svg:y="8.507cm">
          <text:p/>
          <draw:enhanced-geometry svg:viewBox="0 0 21600 21600" draw:type="rectangle" draw:enhanced-path="M 0 0 L 21600 0 21600 21600 0 21600 0 0 Z N"/>
        </draw:custom-shape>
        <draw:custom-shape draw:name="Rectangle 75" draw:style-name="gr59" draw:text-style-name="P6" draw:layer="layout" svg:width="0.983cm" svg:height="0.422cm" svg:x="7.205cm" svg:y="8.507cm">
          <text:p/>
          <draw:enhanced-geometry svg:viewBox="0 0 21600 21600" draw:type="rectangle" draw:enhanced-path="M 0 0 L 21600 0 21600 21600 0 21600 0 0 Z N"/>
        </draw:custom-shape>
        <draw:custom-shape draw:name="Rectangle 76" draw:style-name="gr60" draw:text-style-name="P6" draw:layer="layout" svg:width="0.984cm" svg:height="0.422cm" svg:x="6.044cm" svg:y="8.507cm">
          <text:p/>
          <draw:enhanced-geometry svg:viewBox="0 0 21600 21600" draw:type="rectangle" draw:enhanced-path="M 0 0 L 21600 0 21600 21600 0 21600 0 0 Z N"/>
        </draw:custom-shape>
        <draw:custom-shape draw:name="Rectangle 77" draw:style-name="gr61" draw:text-style-name="P6" draw:layer="layout" svg:width="0.983cm" svg:height="0.422cm" svg:x="4.884cm" svg:y="8.507cm">
          <text:p/>
          <draw:enhanced-geometry svg:viewBox="0 0 21600 21600" draw:type="rectangle" draw:enhanced-path="M 0 0 L 21600 0 21600 21600 0 21600 0 0 Z N"/>
        </draw:custom-shape>
        <draw:custom-shape draw:name="Rectangle 78" draw:style-name="gr62" draw:text-style-name="P14" draw:layer="layout" svg:width="2.144cm" svg:height="0.422cm" svg:x="2.563cm" svg:y="8.507cm">
          <text:p/>
          <draw:enhanced-geometry svg:viewBox="0 0 21600 21600" draw:type="rectangle" draw:enhanced-path="M 0 0 L 21600 0 21600 21600 0 21600 0 0 Z N"/>
        </draw:custom-shape>
        <draw:custom-shape draw:name="Rectangle 79" draw:style-name="gr63" draw:text-style-name="P6" draw:layer="layout" svg:width="0.329cm" svg:height="0.422cm" svg:x="13.846cm" svg:y="8.507cm">
          <text:p/>
          <draw:enhanced-geometry svg:viewBox="0 0 21600 21600" draw:type="rectangle" draw:enhanced-path="M 0 0 L 21600 0 21600 21600 0 21600 0 0 Z N"/>
        </draw:custom-shape>
        <draw:custom-shape draw:name="Rectangle 80" draw:style-name="gr64" draw:text-style-name="P7" draw:layer="layout" svg:width="0.313cm" svg:height="0.416cm" svg:x="13.862cm" svg:y="9.072cm">
          <text:p/>
          <draw:enhanced-geometry svg:viewBox="0 0 21600 21600" draw:type="rectangle" draw:enhanced-path="M 0 0 L 21600 0 21600 21600 0 21600 0 0 Z N"/>
        </draw:custom-shape>
        <draw:custom-shape draw:name="Rectangle 81" draw:style-name="gr65" draw:text-style-name="P8" draw:layer="layout" svg:width="0.313cm" svg:height="0.415cm" svg:x="13.862cm" svg:y="9.632cm">
          <text:p/>
          <draw:enhanced-geometry svg:viewBox="0 0 21600 21600" draw:type="rectangle" draw:enhanced-path="M 0 0 L 21600 0 21600 21600 0 21600 0 0 Z N"/>
        </draw:custom-shape>
        <draw:custom-shape draw:name="Rectangle 82" draw:style-name="gr66" draw:text-style-name="P6" draw:layer="layout" svg:width="0.725cm" svg:height="0.422cm" svg:x="13.016cm" svg:y="8.507cm">
          <text:p/>
          <draw:enhanced-geometry svg:viewBox="0 0 21600 21600" draw:type="rectangle" draw:enhanced-path="M 0 0 L 21600 0 21600 21600 0 21600 0 0 Z N"/>
        </draw:custom-shape>
        <draw:custom-shape draw:name="Rectangle 83" draw:style-name="gr67" draw:text-style-name="P7" draw:layer="layout" svg:width="0.725cm" svg:height="0.416cm" svg:x="13.016cm" svg:y="9.072cm">
          <text:p/>
          <draw:enhanced-geometry svg:viewBox="0 0 21600 21600" draw:type="rectangle" draw:enhanced-path="M 0 0 L 21600 0 21600 21600 0 21600 0 0 Z N"/>
        </draw:custom-shape>
        <draw:custom-shape draw:name="Rectangle 84" draw:style-name="gr68" draw:text-style-name="P6" draw:layer="layout" svg:width="0.983cm" svg:height="0.416cm" svg:x="10.671cm" svg:y="6.664cm">
          <text:p/>
          <draw:enhanced-geometry svg:viewBox="0 0 21600 21600" draw:type="rectangle" draw:enhanced-path="M 0 0 L 21600 0 21600 21600 0 21600 0 0 Z N"/>
        </draw:custom-shape>
        <draw:custom-shape draw:name="Rectangle 85" draw:style-name="gr69" draw:text-style-name="P7" draw:layer="layout" svg:width="0.983cm" svg:height="0.417cm" svg:x="10.671cm" svg:y="7.234cm">
          <text:p/>
          <draw:enhanced-geometry svg:viewBox="0 0 21600 21600" draw:type="rectangle" draw:enhanced-path="M 0 0 L 21600 0 21600 21600 0 21600 0 0 Z N"/>
        </draw:custom-shape>
        <draw:custom-shape draw:name="Rectangle 86" draw:style-name="gr70" draw:text-style-name="P6" draw:layer="layout" svg:width="0.983cm" svg:height="0.422cm" svg:x="10.671cm" svg:y="8.507cm">
          <text:p/>
          <draw:enhanced-geometry svg:viewBox="0 0 21600 21600" draw:type="rectangle" draw:enhanced-path="M 0 0 L 21600 0 21600 21600 0 21600 0 0 Z N"/>
        </draw:custom-shape>
        <draw:custom-shape draw:name="Rectangle 87" draw:style-name="gr71" draw:text-style-name="P7" draw:layer="layout" svg:width="0.983cm" svg:height="0.424cm" svg:x="10.671cm" svg:y="9.077cm">
          <text:p/>
          <draw:enhanced-geometry svg:viewBox="0 0 21600 21600" draw:type="rectangle" draw:enhanced-path="M 0 0 L 21600 0 21600 21600 0 21600 0 0 Z N"/>
        </draw:custom-shape>
        <draw:custom-shape draw:name="Rectangle 88" draw:style-name="gr72" draw:text-style-name="P6" draw:layer="layout" svg:width="0.982cm" svg:height="0.422cm" svg:x="11.825cm" svg:y="8.507cm">
          <text:p/>
          <draw:enhanced-geometry svg:viewBox="0 0 21600 21600" draw:type="rectangle" draw:enhanced-path="M 0 0 L 21600 0 21600 21600 0 21600 0 0 Z N"/>
        </draw:custom-shape>
        <draw:custom-shape draw:name="Rectangle 89" draw:style-name="gr73" draw:text-style-name="P7" draw:layer="layout" svg:width="0.982cm" svg:height="0.424cm" svg:x="11.825cm" svg:y="9.077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74" draw:text-style-name="P16" draw:layer="layout" svg:width="2.871cm" svg:height="0.642cm" svg:x="-0.421cm" svg:y="7.693cm">
          <text:list text:style-name="L1">
            <text:list-header>
              <text:p text:style-name="P15"><text:span text:style-name="T4">³</text:span><text:span text:style-name="T5">H-P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75" draw:text-style-name="P16" draw:layer="layout" svg:width="2.861cm" svg:height="0.642cm" svg:x="-0.427cm" svg:y="9.518cm">
          <text:list text:style-name="L1">
            <text:list-header>
              <text:p text:style-name="P15"><text:span text:style-name="T4">³</text:span><text:span text:style-name="T5">H-Ph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6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3" draw:display-name="msArrowEnd 3" svg:viewBox="0 0 140 350" svg:d="M70 0l70 350h-14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3cm" fo:margin-bottom="0cm" fo:text-indent="0cm"/>
      <style:text-properties fo:font-size="13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45cm" fo:margin-bottom="0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96cm" fo:margin-bottom="0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13.715cm" svg:height="1.696cm" svg:x="0.762cm" svg:y="0.404cm" presentation:class="title" presentation:placeholder="true">
        <draw:text-box/>
      </draw:frame>
      <draw:frame presentation:style-name="Default-outline1" draw:layer="backgroundobjects" svg:width="13.715cm" svg:height="5.892cm" svg:x="0.762cm" svg:y="2.377cm" presentation:class="outline" presentation:placeholder="true">
        <draw:text-box/>
      </draw:frame>
      <draw:frame presentation:style-name="Mpr1" draw:text-style-name="MP2" draw:layer="backgroundobjects" svg:width="3.55cm" svg:height="0.701cm" svg:x="0.762cm" svg:y="9.2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831cm" svg:height="0.701cm" svg:x="5.212cm" svg:y="9.2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55cm" svg:height="0.701cm" svg:x="10.927cm" svg:y="9.2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6-01T03:26:48.355720150</meta:creation-date>
    <dc:date>2015-06-01T03:30:25.399812481</dc:date>
    <dc:creator>ayf </dc:creator>
    <meta:editing-duration>PT3M37S</meta:editing-duration>
    <meta:editing-cycles>1</meta:editing-cycles>
    <meta:document-statistic meta:object-count="112"/>
    <meta:generator>LibreOffice/4.4.3.2$Linux_X86_64 LibreOffice_project/40m0$Build-2</meta:generator>
  </office:meta>
</office:document-meta>
</file>